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2.80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4.953cm" svg:height="8.335cm" svg:x="6.979cm" svg:y="0.245cm">
            <draw:object draw:notify-on-update-of-ranges="Feuille1.B2:Feuille1.B2 Feuille1.B3:Feuille1.B11 Feuille1.C2:Feuille1.C2 Feuille1.C3:Feuille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Valeurs mesurées</text:p>
          </table:table-cell>
          <table:table-cell office:value-type="string" calcext:value-type="string">
            <text:p>Masse (kg)</text:p>
          </table:table-cell>
          <table:table-cell table:number-columns-repeated="7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.7" calcext:value-type="float">
            <text:p>6,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9.7" calcext:value-type="float">
            <text:p>19,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formula="of:=19.7+5" office:value-type="float" office:value="24.7" calcext:value-type="float">
            <text:p>24,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table:formula="of:=19.7+10" office:value-type="float" office:value="29.7" calcext:value-type="float">
            <text:p>29,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table:formula="of:=19.7*2" office:value-type="float" office:value="39.4" calcext:value-type="float">
            <text:p>39,4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table:formula="of:=19.7+20+10" office:value-type="float" office:value="49.7" calcext:value-type="float">
            <text:p>49,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7T13:55:49.893000000</meta:creation-date>
    <meta:generator>LibreOffice/7.3.4.2$Windows_X86_64 LibreOffice_project/728fec16bd5f605073805c3c9e7c4212a0120dc5</meta:generator>
    <dc:date>2023-07-28T22:02:31.811000000</dc:date>
    <meta:editing-duration>PT3H45M46S</meta:editing-duration>
    <meta:editing-cycles>15</meta:editing-cycles>
    <meta:document-statistic meta:table-count="1" meta:cell-count="2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Courbe de tendance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3" style:family="chart">
      <style:text-properties fo:color="#2a6099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954cm" svg:height="8.336cm" xlink:href=".." xlink:type="simple" chart:class="chart:scatter" chart:style-name="ch1">
        <chart:title svg:x="3.443cm" svg:y="0.302cm" chart:style-name="ch2">
          <text:p>Courbe d'étalonnage du Tensionomètre</text:p>
        </chart:title>
        <chart:subtitle svg:x="3.932cm" svg:y="1.274cm" chart:style-name="ch3">
          <text:p>Masse en fonction des valeurs mesurées</text:p>
        </chart:subtitle>
        <chart:legend chart:legend-position="end" svg:x="12.137cm" svg:y="3.299cm" style:legend-expansion="custom" svg:width="2.652cm" svg:height="2.243cm" style:legend-expansion-aspect-ratio="1.18234507356219" chart:style-name="ch4"/>
        <chart:plot-area chart:style-name="ch5" table:cell-range-address="Feuille1.B2:Feuille1.C11" chart:data-source-has-labels="row" svg:x="0.733cm" svg:y="1.921cm" svg:width="11.66cm" svg:height="5.423cm">
          <chart:coordinate-region svg:x="1.372cm" svg:y="2.116cm" svg:width="10.631cm" svg:height="4.589cm"/>
          <chart:axis chart:dimension="x" chart:name="primary-x" chart:style-name="ch6">
            <chart:title svg:x="5.227cm" svg:y="7.511cm" chart:style-name="ch7">
              <text:p>Valeurs mesurées</text:p>
            </chart:title>
            <chart:grid chart:style-name="ch8" chart:class="major"/>
          </chart:axis>
          <chart:axis chart:dimension="y" chart:name="primary-y" chart:style-name="ch9">
            <chart:title svg:x="0.001cm" svg:y="5.615cm" chart:style-name="ch10">
              <text:p>Masse en Kg</text:p>
            </chart:title>
            <chart:grid chart:style-name="ch8" chart:class="major"/>
          </chart:axis>
          <chart:series chart:style-name="ch11" chart:values-cell-range-address="Feuille1.C3:Feuille1.C11" chart:label-cell-address="Feuille1.C2:Feuille1.C2" chart:class="chart:scatter">
            <chart:domain table:cell-range-address="Feuille1.B3:Feuille1.B11"/>
            <chart:regression-curve chart:style-name="ch12">
              <chart:equation chart:display-equation="true" chart:display-r-square="false" svg:x="1.355cm" svg:y="2.276cm" chart:style-name="ch13"/>
            </chart:regression-curve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Masse (kg)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3:Feuille1.B11</svg:desc>
                </draw:g>
              </table:table-cell>
              <table:table-cell office:value-type="float" office:value="0">
                <text:p>0</text:p>
                <draw:g>
                  <svg:desc>Feuille1.C3:Feuille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5">
                <text:p>1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0">
                <text:p>2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5">
                <text:p>375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">
                <text:p>524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0">
                <text:p>740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0">
                <text:p>780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8">
                <text:p>948</text:p>
              </table:table-cell>
              <table:table-cell office:value-type="float" office:value="49.7">
                <text:p>49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